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22222" style:font-name="Times New Roman" fo:font-size="12pt" fo:background-color="#ffffff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222222" style:font-name="Times New Roman" fo:font-size="18pt" fo:font-weight="bold" fo:background-color="#ffffff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style:font-size-asian="18pt" style:font-name-complex="Times New Roman1" style:font-size-complex="18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8pt" style:font-size-asian="18pt" style:font-size-complex="18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loext:graphic-properties draw:fill="solid" draw:fill-color="#ffffff"/>
      <style:paragraph-properties fo:margin-top="0.212cm" fo:margin-bottom="0.212cm" loext:contextual-spacing="false" fo:line-height="100%" fo:background-color="#ffffff"/>
      <style:text-properties fo:color="#222222" style:font-name="Times New Roman" fo:font-size="18pt" fo:font-weight="bold" fo:background-color="#ffffff" style:font-size-asian="18pt" style:font-weight-asian="bold" style:font-name-complex="Times New Roman1" style:font-size-complex="18pt"/>
    </style:style>
    <style:style style:name="P8" style:family="paragraph" style:parent-style-name="Standard">
      <loext:graphic-properties draw:fill="solid" draw:fill-color="#ffffff"/>
      <style:paragraph-properties fo:margin-top="0.212cm" fo:margin-bottom="0.212cm" loext:contextual-spacing="false" fo:line-height="100%" fo:background-color="#ffffff"/>
      <style:text-properties fo:font-size="18pt" style:font-size-asian="18pt" style:font-size-complex="18pt"/>
    </style:style>
    <style:style style:name="P9" style:family="paragraph" style:parent-style-name="Standard" style:list-style-name="WWNum2">
      <loext:graphic-properties draw:fill="solid" draw:fill-color="#ffffff"/>
      <style:paragraph-properties fo:margin-left="0.677cm" fo:margin-right="0cm" fo:margin-top="0.494cm" fo:margin-bottom="0.042cm" loext:contextual-spacing="false" fo:line-height="100%" fo:text-indent="-0.635cm" style:auto-text-indent="false" fo:background-color="#ffffff"/>
      <style:text-properties fo:font-size="18pt" style:font-size-asian="18pt" style:font-size-complex="18pt"/>
    </style:style>
    <style:style style:name="P10" style:family="paragraph" style:parent-style-name="Standard" style:list-style-name="WWNum4">
      <loext:graphic-properties draw:fill="solid" draw:fill-color="#ffffff"/>
      <style:paragraph-properties fo:margin-left="0.677cm" fo:margin-right="0cm" fo:margin-top="0cm" fo:margin-bottom="0.042cm" loext:contextual-spacing="false" fo:line-height="100%" fo:text-indent="-0.635cm" style:auto-text-indent="false" fo:background-color="#ffffff"/>
    </style:style>
    <style:style style:name="P11" style:family="paragraph" style:parent-style-name="Standard" style:list-style-name="WWNum2">
      <loext:graphic-properties draw:fill="solid" draw:fill-color="#ffffff"/>
      <style:paragraph-properties fo:margin-left="0.677cm" fo:margin-right="0cm" fo:margin-top="0cm" fo:margin-bottom="0.042cm" loext:contextual-spacing="false" fo:line-height="100%" fo:text-indent="-0.635cm" style:auto-text-indent="false" fo:background-color="#ffffff"/>
      <style:text-properties fo:font-size="18pt" style:font-size-asian="18pt" style:font-size-complex="18pt"/>
    </style:style>
    <style:style style:name="P12" style:family="paragraph" style:parent-style-name="Standard" style:list-style-name="WWNum4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/>
    </style:style>
    <style:style style:name="P13" style:family="paragraph" style:parent-style-name="Standard" style:list-style-name="WWNum2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/>
      <style:text-properties fo:font-size="18pt" style:font-size-asian="18pt" style:font-size-complex="18pt"/>
    </style:style>
    <style:style style:name="P14" style:family="paragraph" style:parent-style-name="Standard" style:list-style-name="WWNum3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/>
      <style:text-properties fo:font-size="18pt" style:font-size-asian="18pt" style:font-size-complex="18pt"/>
    </style:style>
    <style:style style:name="P15" style:family="paragraph" style:parent-style-name="Standard" style:list-style-name="WWNum4">
      <loext:graphic-properties draw:fill="solid" draw:fill-color="#ffffff"/>
      <style:paragraph-properties fo:margin-left="0.677cm" fo:margin-right="0cm" fo:margin-top="0.494cm" fo:margin-bottom="0cm" loext:contextual-spacing="false" fo:line-height="100%" fo:text-indent="-0.635cm" style:auto-text-indent="false" fo:background-color="#ffffff"/>
    </style:style>
    <style:style style:name="P16" style:family="paragraph" style:parent-style-name="Standard" style:list-style-name="WWNum3">
      <loext:graphic-properties draw:fill="solid" draw:fill-color="#ffffff"/>
      <style:paragraph-properties fo:margin-left="0.677cm" fo:margin-right="0cm" fo:margin-top="0.494cm" fo:margin-bottom="0cm" loext:contextual-spacing="false" fo:line-height="100%" fo:text-indent="-0.635cm" style:auto-text-indent="false" fo:background-color="#ffffff"/>
      <style:text-properties fo:font-size="18pt" style:font-size-asian="18pt" style:font-size-complex="18pt"/>
    </style:style>
    <style:style style:name="P17" style:family="paragraph" style:parent-style-name="Standard">
      <loext:graphic-properties draw:fill="solid" draw:fill-color="#ffffff"/>
      <style:paragraph-properties fo:margin-top="0.212cm" fo:margin-bottom="0cm" loext:contextual-spacing="false" fo:line-height="100%" fo:background-color="#ffffff"/>
      <style:text-properties fo:font-size="18pt" style:font-size-asian="18pt" style:font-size-complex="18pt"/>
    </style:style>
    <style:style style:name="P18" style:family="paragraph" style:parent-style-name="Standard" style:master-page-name="Standard">
      <style:paragraph-properties style:page-number="auto"/>
      <style:text-properties fo:color="#222222" style:font-name="Times New Roman" fo:font-size="12pt" fo:background-color="#ffffff" style:font-size-asian="12pt" style:font-name-complex="Times New Roman1" style:font-size-complex="12pt"/>
    </style:style>
    <style:style style:name="P19" style:family="paragraph" style:parent-style-name="List_20_Paragraph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" style:family="text">
      <style:text-properties fo:color="#222222" style:font-name="Times New Roman" fo:font-size="12pt" fo:font-weight="bold" fo:background-color="#ffffff" loext:char-shading-value="0" style:font-size-asian="12pt" style:font-weight-asian="bold" style:font-name-complex="Times New Roman1" style:font-size-complex="12pt"/>
    </style:style>
    <style:style style:name="T2" style:family="text">
      <style:text-properties fo:color="#222222" style:font-name="Times New Roman" fo:font-size="12pt" fo:font-weight="bold" fo:background-color="#ffffff" loext:char-shading-value="0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222222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222222" style:font-name="Times New Roman" fo:font-size="12pt" fo:background-color="#ffffff" loext:char-shading-value="0" style:font-size-asian="12pt" style:font-name-complex="Times New Roman1" style:font-size-complex="12pt"/>
    </style:style>
    <style:style style:name="T5" style:family="text">
      <style:text-properties fo:color="#222222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6" style:family="text">
      <style:text-properties fo:color="#222222" style:font-name="Times New Roman" fo:font-size="18pt" style:font-name-asian="Times New Roman1" style:font-size-asian="18pt" style:font-name-complex="Times New Roman1" style:font-size-complex="18pt"/>
    </style:style>
    <style:style style:name="T7" style:family="text">
      <style:text-properties fo:color="#222222" style:font-name="Times New Roman" fo:font-size="18pt" fo:font-style="italic" style:font-name-asian="Times New Roman1" style:font-size-asian="18pt" style:font-style-asian="italic" style:font-name-complex="Times New Roman1" style:font-size-complex="18pt" style:font-style-complex="italic"/>
    </style:style>
    <style:style style:name="T8" style:family="text">
      <style:text-properties fo:color="#222222" style:font-name="Times New Roman" fo:font-weight="bold" fo:background-color="#ffffff" loext:char-shading-value="0" style:font-weight-asian="bold" style:font-name-complex="Times New Roman1"/>
    </style:style>
    <style:style style:name="T9" style:family="text">
      <style:text-properties fo:color="#222222" style:font-name="Times New Roman" fo:font-weight="bold" fo:background-color="#ffffff" loext:char-shading-value="0" style:font-weight-asian="bold" style:font-name-complex="Times New Roman1" style:font-weight-complex="bold"/>
    </style:style>
    <style:style style:name="T10" style:family="text">
      <style:text-properties fo:color="#222222" style:font-name="Times New Roman" style:font-name-asian="Times New Roman1" style:font-name-complex="Times New Roman1"/>
    </style:style>
    <style:style style:name="T11" style:family="text">
      <style:text-properties fo:color="#222222" style:font-name="Times New Roman" fo:background-color="#ffffff" loext:char-shading-value="0" style:font-name-complex="Times New Roman1"/>
    </style:style>
    <style:style style:name="T12" style:family="text">
      <style:text-properties fo:color="#222222" style:font-name="Times New Roman" fo:font-style="italic" style:font-name-asian="Times New Roman1" style:font-style-asian="italic" style:font-name-complex="Times New Roman1" style:font-style-complex="italic"/>
    </style:style>
    <style:style style:name="T13" style:family="text">
      <style:text-properties fo:color="#222222" style:text-position="super 58%" style:font-name="Times New Roman" fo:font-size="12pt" fo:font-weight="bold" fo:background-color="#ffffff" loext:char-shading-value="0" style:font-size-asian="12pt" style:font-weight-asian="bold" style:font-name-complex="Times New Roman1" style:font-size-complex="12pt"/>
    </style:style>
    <style:style style:name="T14" style:family="text">
      <style:text-properties fo:color="#222222" style:text-position="super 58%" style:font-name="Times New Roman" fo:font-weight="bold" fo:background-color="#ffffff" loext:char-shading-value="0" style:font-weight-asian="bold" style:font-name-complex="Times New Roman1"/>
    </style:style>
    <style:style style:name="T15" style:family="text">
      <style:text-properties fo:color="#222222" style:text-position="sub 58%"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fo:color="#222222" style:text-position="sub 58%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7" style:family="text">
      <style:text-properties fo:color="#222222" style:text-position="sub 58%" style:font-name="Times New Roman" style:font-name-asian="Times New Roman1" style:font-name-complex="Times New Roman1"/>
    </style:style>
    <style:style style:name="T18" style:family="text">
      <style:text-properties fo:color="#222222" style:text-position="sub 58%" style:font-name="Times New Roman" fo:font-style="italic" style:font-name-asian="Times New Roman1" style:font-style-asian="italic" style:font-name-complex="Times New Roman1" style:font-style-complex="italic"/>
    </style:style>
    <style:style style:name="T19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2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1" style:family="text">
      <style:text-properties style:font-name="Times New Roman" fo:font-size="12pt" style:font-size-asian="12pt" style:font-name-complex="Times New Roman1" style:font-size-complex="12pt"/>
    </style:style>
    <style:style style:name="T2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3" style:family="text">
      <style:text-properties style:font-name="Times New Roman" fo:background-color="#ffffff" loext:char-shading-value="0" style:font-name-complex="Times New Roman1"/>
    </style:style>
    <style:style style:name="T24" style:family="text">
      <style:text-properties style:font-name="Times New Roman" style:font-name-asian="Times New Roman1" style:font-name-complex="Times New Roman1"/>
    </style:style>
    <style:style style:name="T25" style:family="text">
      <style:text-properties style:font-name="Times New Roman" style:font-name-complex="Times New Roman1"/>
    </style:style>
    <style:style style:name="T26" style:family="text">
      <style:text-properties style:font-name="Times New Roman" fo:font-weight="bold" style:font-weight-asian="bold" style:font-name-complex="Times New Roman1"/>
    </style:style>
    <style:style style:name="T27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28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29" style:family="text">
      <style:text-properties fo:color="#000000" style:font-name="Times New Roman" style:font-name-asian="Times New Roman1" style:font-name-complex="Times New Roman1"/>
    </style:style>
    <style:style style:name="T30" style:family="text">
      <style:text-properties fo:color="#000000" style:font-name="Times New Roman" fo:font-style="italic" style:font-name-asian="Times New Roman1" style:font-style-asian="italic" style:font-name-complex="Times New Roman1" style:font-style-complex="italic"/>
    </style:style>
    <style:style style:name="T31" style:family="text">
      <style:text-properties fo:color="#000000" style:font-name="Times New Roman" fo:font-size="18pt" style:font-name-asian="Times New Roman1" style:font-size-asian="18pt" style:font-name-complex="Times New Roman1" style:font-size-complex="18pt"/>
    </style:style>
    <style:style style:name="T32" style:family="text">
      <style:text-properties fo:color="#000000" style:font-name="Times New Roman" fo:font-size="18pt" fo:font-style="italic" style:font-name-asian="Times New Roman1" style:font-size-asian="18pt" style:font-style-asian="italic" style:font-name-complex="Times New Roman1" style:font-size-complex="18pt" style:font-style-complex="italic"/>
    </style:style>
    <style:style style:name="T33" style:family="text">
      <style:text-properties fo:color="#000000" style:text-position="sub 58%" style:font-name="Times New Roman" fo:font-size="12pt" style:font-name-asian="Times New Roman1" style:font-size-asian="12pt" style:font-name-complex="Times New Roman1" style:font-size-complex="12pt"/>
    </style:style>
    <style:style style:name="T34" style:family="text">
      <style:text-properties fo:color="#000000" style:text-position="sub 58%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35" style:family="text">
      <style:text-properties fo:color="#000000" style:text-position="sub 58%" style:font-name="Times New Roman" style:font-name-asian="Times New Roman1" style:font-name-complex="Times New Roman1"/>
    </style:style>
    <style:style style:name="T36" style:family="text">
      <style:text-properties fo:color="#000000" style:text-position="sub 58%" style:font-name="Times New Roman" fo:font-style="italic" style:font-name-asian="Times New Roman1" style:font-style-asian="italic" style:font-name-complex="Times New Roman1" style:font-style-complex="italic"/>
    </style:style>
    <style:style style:name="T37" style:family="text">
      <style:text-properties fo:color="#0b0080" style:font-name="Times New Roman" fo:font-size="12pt" style:font-name-asian="Times New Roman1" style:font-size-asian="12pt" style:font-name-complex="Times New Roman1" style:font-size-complex="12pt"/>
    </style:style>
    <style:style style:name="T38" style:family="text">
      <style:text-properties fo:color="#0b0080" style:font-name="Times New Roman" style:font-name-asian="Times New Roman1" style:font-name-complex="Times New Roman1"/>
    </style:style>
    <style:style style:name="T39" style:family="text">
      <style:text-properties fo:color="#0b0080" style:font-name="Times New Roman" fo:font-size="18pt" style:font-name-asian="Times New Roman1" style:font-size-asian="18pt" style:font-name-complex="Times New Roman1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6"><text:span text:style-name="T8">VNIT Nagpur</text:span></text:p>
      <text:p text:style-name="P6"><text:span text:style-name="T8">CPL Lab</text:span></text:p>
      <text:p text:style-name="P6"><text:span text:style-name="T8">Assignment 4</text:span></text:p>
      <text:p text:style-name="P6"><text:span text:style-name="T8">Course coordinator: U.A. Deshopande</text:span></text:p>
      <text:p text:style-name="P6"><text:span text:style-name="T8">Lab incharge: Mansi <text:s/>A. Radke, Swati Jaiswal</text:span></text:p>
      <text:p text:style-name="P6"><text:span text:style-name="T8">Maximum Marks: 10 (Could be scaled later)</text:span></text:p>
      <text:p text:style-name="P3"/>
      <text:p text:style-name="P2"><text:span text:style-name="T8">Hard Deadline : Online submission 31</text:span><text:span text:style-name="T14">st</text:span><text:span text:style-name="T8"> May, midnight</text:span></text:p>
      <text:p text:style-name="P8"><text:span text:style-name="T10">An abstract data structure is a collection, or aggregate, of data. The data may be booleans, numbers, characters, strings or other data structures. </text:span></text:p>
      <text:p text:style-name="P8"><text:span text:style-name="T11">In </text:span><text:span text:style-name="T23">computer science</text:span><text:span text:style-name="T11">, a </text:span><text:span text:style-name="T9">set</text:span><text:span text:style-name="T11"> is an </text:span><text:span text:style-name="T23">abstract data type</text:span><text:span text:style-name="T11"> that can store unique values, without any particular </text:span><text:span text:style-name="T23">order</text:span><text:span text:style-name="T11">. Sets are of two types: Static and dynamic. </text:span></text:p>
      <text:p text:style-name="P8"><text:span text:style-name="T10">Typical operations that may be provided by a static set structure </text:span><text:span text:style-name="T12">S</text:span><text:span text:style-name="T10"> are:</text:span></text:p>
      <text:list xml:id="list3283293798" text:style-name="WWNum2">
        <text:list-item>
          <text:p text:style-name="P9"><text:span text:style-name="T29">is_element_of(</text:span><text:span text:style-name="T30">x</text:span><text:span text:style-name="T29">,</text:span><text:span text:style-name="T30">S</text:span><text:span text:style-name="T29">)</text:span><text:span text:style-name="T10">: checks whether the value </text:span><text:span text:style-name="T12">x</text:span><text:span text:style-name="T10"> is in the set </text:span><text:span text:style-name="T12">S</text:span><text:span text:style-name="T10">.</text:span></text:p>
        </text:list-item>
        <text:list-item>
          <text:p text:style-name="P11"><text:span text:style-name="T29">is_empty(</text:span><text:span text:style-name="T30">S</text:span><text:span text:style-name="T29">)</text:span><text:span text:style-name="T10">: checks whether the set </text:span><text:span text:style-name="T12">S</text:span><text:span text:style-name="T10"> is empty.</text:span></text:p>
        </text:list-item>
        <text:list-item>
          <text:p text:style-name="P11"><text:span text:style-name="T29">size(</text:span><text:span text:style-name="T30">S</text:span><text:span text:style-name="T29">)</text:span><text:span text:style-name="T10"> or </text:span><text:span text:style-name="T24">cardinality</text:span><text:span text:style-name="T29">(</text:span><text:span text:style-name="T30">S</text:span><text:span text:style-name="T29">)</text:span><text:span text:style-name="T10">: returns the number of elements in </text:span><text:span text:style-name="T12">S</text:span><text:span text:style-name="T10">.</text:span></text:p>
        </text:list-item>
        <text:list-item>
          <text:p text:style-name="P11"><text:span text:style-name="T29">enumerate(</text:span><text:span text:style-name="T30">S</text:span><text:span text:style-name="T29">)</text:span><text:span text:style-name="T10">: returns a list containing the elements of </text:span><text:span text:style-name="T12">S</text:span><text:span text:style-name="T10"> in some arbitrary order.</text:span></text:p>
        </text:list-item>
        <text:list-item>
          <text:p text:style-name="P13"><text:span text:style-name="T29">build(</text:span><text:span text:style-name="T30">x</text:span><text:span text:style-name="T35">1</text:span><text:span text:style-name="T29">,</text:span><text:span text:style-name="T30">x</text:span><text:span text:style-name="T35">2</text:span><text:span text:style-name="T29">,…,</text:span><text:span text:style-name="T30">x</text:span><text:span text:style-name="T36">n</text:span><text:span text:style-name="T29">,)</text:span><text:span text:style-name="T10">: creates a set structure with values </text:span><text:span text:style-name="T12">x</text:span><text:span text:style-name="T17">1</text:span><text:span text:style-name="T10">,</text:span><text:span text:style-name="T12">x</text:span><text:span text:style-name="T17">2</text:span><text:span text:style-name="T10">,…,</text:span><text:span text:style-name="T12">x</text:span><text:span text:style-name="T18">n</text:span><text:span text:style-name="T10">.</text:span></text:p>
        </text:list-item>
      </text:list>
      <text:p text:style-name="P17"><text:span text:style-name="T10">In addition to all above operations, dynamic set structures typically add:</text:span></text:p>
      <text:list xml:id="list1844556600" text:style-name="WWNum3">
        <text:list-item>
          <text:p text:style-name="P16"><text:span text:style-name="T29">create()</text:span><text:span text:style-name="T10">: creates a new, initially empty set structure.</text:span></text:p>
        </text:list-item>
        <text:list-item>
          <text:p text:style-name="P14"><text:soft-page-break/><text:span text:style-name="T29">add(</text:span><text:span text:style-name="T30">S</text:span><text:span text:style-name="T29">,</text:span><text:span text:style-name="T30">x</text:span><text:span text:style-name="T29">)</text:span><text:span text:style-name="T10">: adds the element </text:span><text:span text:style-name="T12">x</text:span><text:span text:style-name="T10"> to </text:span><text:span text:style-name="T12">S</text:span><text:span text:style-name="T10">, if it is not present already.</text:span></text:p>
        </text:list-item>
        <text:list-item>
          <text:p text:style-name="P14"><text:span text:style-name="T29">remove(</text:span><text:span text:style-name="T30">S</text:span><text:span text:style-name="T29">, </text:span><text:span text:style-name="T30">x</text:span><text:span text:style-name="T29">)</text:span><text:span text:style-name="T10">: removes the element </text:span><text:span text:style-name="T12">x</text:span><text:span text:style-name="T10"> from </text:span><text:span text:style-name="T12">S</text:span><text:span text:style-name="T10">, if it is present.</text:span></text:p>
        </text:list-item>
      </text:list>
      <text:p text:style-name="P4"/>
      <text:p text:style-name="P5"><text:span text:style-name="T25">Following operations should be supported <text:s/>on two sets. <text:s/></text:span></text:p>
      <text:list xml:id="list1205113310" text:style-name="WWNum4">
        <text:list-item>
          <text:p text:style-name="P15"><text:span text:style-name="T31">union(</text:span><text:span text:style-name="T32">S</text:span><text:span text:style-name="T31">,</text:span><text:span text:style-name="T32">T</text:span><text:span text:style-name="T31">)</text:span><text:span text:style-name="T6">: returns the </text:span><text:a xlink:type="simple" xlink:href="https://en.wikipedia.org/wiki/Union_(set_theory)" office:target-frame-name="Union (set theory)" xlink:show="replace" text:style-name="ListLabel_20_29" text:visited-style-name="ListLabel_20_29"><text:span text:style-name="T39">union</text:span></text:a><text:span text:style-name="T6"> of sets </text:span><text:span text:style-name="T7">S</text:span><text:span text:style-name="T6"> and </text:span><text:span text:style-name="T7">T</text:span><text:span text:style-name="T6">.</text:span></text:p>
        </text:list-item>
        <text:list-item>
          <text:p text:style-name="P12"><text:span text:style-name="T31">intersection(</text:span><text:span text:style-name="T32">S</text:span><text:span text:style-name="T31">,</text:span><text:span text:style-name="T32">T</text:span><text:span text:style-name="T31">)</text:span><text:span text:style-name="T6">: returns the </text:span><text:a xlink:type="simple" xlink:href="https://en.wikipedia.org/wiki/Intersection_(set_theory)" office:target-frame-name="Intersection (set theory)" xlink:show="replace" text:style-name="ListLabel_20_29" text:visited-style-name="ListLabel_20_29"><text:span text:style-name="T39">intersection</text:span></text:a><text:span text:style-name="T6"> of sets </text:span><text:span text:style-name="T7">S</text:span><text:span text:style-name="T6"> and </text:span><text:span text:style-name="T7">T</text:span><text:span text:style-name="T6">.</text:span></text:p>
        </text:list-item>
        <text:list-item>
          <text:p text:style-name="P12"><text:span text:style-name="T31">difference(</text:span><text:span text:style-name="T32">S</text:span><text:span text:style-name="T31">,</text:span><text:span text:style-name="T32">T</text:span><text:span text:style-name="T31">)</text:span><text:span text:style-name="T6">: returns the </text:span><text:a xlink:type="simple" xlink:href="https://en.wikipedia.org/wiki/Difference_(set_theory)" office:target-frame-name="Difference (set theory)" xlink:show="replace" text:style-name="ListLabel_20_29" text:visited-style-name="ListLabel_20_29"><text:span text:style-name="T39">difference</text:span></text:a><text:span text:style-name="T6"> of sets </text:span><text:span text:style-name="T7">S</text:span><text:span text:style-name="T6"> and </text:span><text:span text:style-name="T7">T</text:span><text:span text:style-name="T6">.</text:span></text:p>
        </text:list-item>
        <text:list-item>
          <text:p text:style-name="P10"><text:span text:style-name="T31">subset(</text:span><text:span text:style-name="T32">S</text:span><text:span text:style-name="T31">,</text:span><text:span text:style-name="T32">T</text:span><text:span text:style-name="T31">)</text:span><text:span text:style-name="T6">: a predicate that tests whether the set </text:span><text:span text:style-name="T7">S</text:span><text:span text:style-name="T6"> is a </text:span><text:a xlink:type="simple" xlink:href="https://en.wikipedia.org/wiki/Subset" office:target-frame-name="Subset" xlink:show="replace" text:style-name="ListLabel_20_29" text:visited-style-name="ListLabel_20_29"><text:span text:style-name="T39">subset</text:span></text:a><text:span text:style-name="T6"> of set </text:span><text:span text:style-name="T7">T</text:span><text:span text:style-name="T6">.4</text:span></text:p>
        </text:list-item>
      </text:list>
      <text:p text:style-name="P7"/>
      <text:p text:style-name="P8"><text:span text:style-name="T8">Implement a set data structure using a hash table. </text:span><text:span text:style-name="T26"><text:s/>For this assignment, you can consider a set of strings.</text:span></text:p>
      <text:p text:style-name="P19"/>
      <text:p text:style-name="P8"><text:span text:style-name="T26">Programming language to be used: Any C, C++, Python, Java, or any oth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F" style:font-size-asian="11pt" style:language-asian="en" style:country-asian="I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F" style:font-size-asian="11pt" style:language-asian="en" style:country-asian="I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metadata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color="#222222"/>
    </style:style>
    <style:style style:name="ListLabel_20_29" style:display-name="ListLabel 29" style:family="text">
      <style:text-properties fo:color="#0b008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</meta:editing-cycles>
    <meta:print-date>2019-01-16T04:54:00</meta:print-date>
    <meta:creation-date>2019-01-19T05:16:00</meta:creation-date>
    <dc:date>2020-05-21T10:12:55.981369746</dc:date>
    <meta:editing-duration>PT3M41S</meta:editing-duration>
    <meta:generator>LibreOffice/6.0.7.3$Linux_X86_64 LibreOffice_project/00m0$Build-3</meta:generator>
    <meta:document-statistic meta:table-count="0" meta:image-count="0" meta:object-count="0" meta:page-count="2" meta:paragraph-count="26" meta:word-count="283" meta:character-count="1639" meta:non-whitespace-character-count="13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